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SBuildTask.MSBuild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BuildTask.getExec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BuildTask.makeTree( DocumentFragment 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SBuildTask.getBuildfileArguments( File build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SBuildTask.getTargetArguments( List targe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SBuildTask.getPropertyArguments( List properti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